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ff3366" draw:textarea-horizontal-align="center" draw:textarea-vertical-align="middle"/>
    </style:style>
    <style:style style:name="gr2" style:family="graphic" style:parent-style-name="standard">
      <style:graphic-properties svg:stroke-color="#0066cc" draw:marker-start="Symmetric_20_Arrow" draw:marker-end="Symmetric_20_Arrow" draw:marker-end-width="0.25cm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288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solid" draw:fill-color="#c0c0c0" draw:textarea-horizontal-align="center" draw:textarea-vertical-align="middle"/>
    </style:style>
    <style:style style:name="gr12" style:family="graphic" style:parent-style-name="standard">
      <style:graphic-properties draw:fill="none" draw:fill-color="#e6e6ff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c0c0c0" draw:textarea-horizontal-align="center" draw:textarea-vertical-align="middle"/>
    </style:style>
    <style:style style:name="gr14" style:family="graphic" style:parent-style-name="standard">
      <style:graphic-properties draw:stroke="solid" draw:stroke-dash="Ultrafine_20_Dashed" draw:fill="solid" draw:fill-color="#e6e6ff" draw:textarea-horizontal-align="center" draw:textarea-vertical-align="middle"/>
    </style:style>
    <style:style style:name="gr15" style:family="graphic" style:parent-style-name="standard">
      <style:graphic-properties draw:stroke="solid" draw:stroke-dash="Ultrafine_20_Dashed" draw:fill="hatch" draw:fill-color="#9999ff" draw:fill-gradient-name="Gradient_20_1" draw:fill-hatch-name="Black_20_-45_20_Degrees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draw:fill="hatch" draw:fill-color="#00ff00" draw:fill-gradient-name="Gradient_20_1" draw:fill-hatch-name="Black_20_45_20_Degrees" draw:textarea-horizontal-align="center" draw:textarea-vertical-align="middle"/>
    </style:style>
    <style:style style:name="gr17" style:family="graphic" style:parent-style-name="standard">
      <style:graphic-properties draw:stroke="solid" draw:stroke-dash="Ultrafine_20_Dashed" draw:fill="hatch" draw:fill-color="#00ff00" draw:fill-gradient-name="Gradient_20_1" draw:fill-hatch-name="Black_20_45_20_Degrees" draw:textarea-horizontal-align="center" draw:textarea-vertical-align="middle"/>
    </style:style>
    <style:style style:name="gr18" style:family="graphic" style:parent-style-name="objectwithoutfill">
      <style:graphic-properties draw:marker-end="Arrow" draw:fill="none" draw:textarea-horizontal-align="center" draw:textarea-vertical-align="middle"/>
    </style:style>
    <style:style style:name="gr19" style:family="graphic" style:parent-style-name="objectwithoutfill">
      <style:graphic-properties draw:marker-end="Arrow" draw:fill="solid" draw:fill-color="#c0c0c0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6.6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96cm"/>
    </style:style>
    <style:style style:name="gr25" style:family="graphic" style:parent-style-name="standard">
      <style:graphic-properties draw:fill="solid" draw:fill-color="#b3b3b3" draw:textarea-horizontal-align="center" draw:textarea-vertical-align="middle"/>
    </style:style>
    <style:style style:name="gr26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="none" draw:fill-color="#ffffcc" draw:textarea-horizontal-align="center" draw:textarea-vertical-align="middle"/>
    </style:style>
    <style:style style:name="gr28" style:family="graphic" style:parent-style-name="standard">
      <style:graphic-properties draw:fill="solid" draw:fill-color="#ffffcc" draw:textarea-horizontal-align="center" draw:textarea-vertical-align="middle"/>
    </style:style>
    <style:style style:name="gr29" style:family="graphic" style:parent-style-name="standard">
      <style:graphic-properties svg:stroke-color="#0066cc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draw:fill="hatch" draw:fill-color="#9999ff" draw:fill-hatch-name="Black_20_-45_20_Degrees" draw:textarea-horizontal-align="center" draw:textarea-vertical-align="middle"/>
    </style:style>
    <style:style style:name="gr32" style:family="graphic" style:parent-style-name="standard">
      <style:graphic-properties draw:stroke="none" draw:fill="hatch" draw:fill-color="#00ff00" draw:fill-hatch-name="Black_20_45_20_Degrees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36" style:family="graphic" style:parent-style-name="standard">
      <style:graphic-properties draw:stroke="dash" draw:stroke-dash="Ultrafine_20_Dashed" draw:fill="none" draw:textarea-vertical-align="middle" draw:auto-grow-height="false" fo:min-height="0.749cm" fo:min-width="0.4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285cm"/>
    </style:style>
    <style:style style:name="gr38" style:family="graphic" style:parent-style-name="standard">
      <style:graphic-properties draw:stroke="solid" draw:stroke-dash="Ultrafine_20_Dashed" draw:fill="hatch" draw:fill-color="#9999ff" draw:fill-hatch-name="Black_20_-45_20_Degrees" draw:textarea-horizontal-align="center" draw:textarea-vertical-align="middle"/>
    </style:style>
    <style:style style:name="gr39" style:family="graphic" style:parent-style-name="standard">
      <style:graphic-properties draw:stroke="solid" draw:stroke-dash="Ultrafine_20_Dashed" draw:fill="hatch" draw:fill-color="#00ff00" draw:fill-hatch-name="Black_20_45_20_Degrees" draw:textarea-horizontal-align="center" draw:textarea-vertical-align="middle"/>
    </style:style>
    <style:style style:name="gr40" style:family="graphic" style:parent-style-name="standard">
      <style:graphic-properties draw:stroke="solid" draw:stroke-dash="Ultrafine_20_Dashed" draw:fill="hatch" draw:fill-color="#00ff00" draw:fill-hatch-name="Black_20_45_20_Degrees" draw:textarea-horizontal-align="center" draw:textarea-vertical-align="middle"/>
    </style:style>
    <style:style style:name="gr41" style:family="graphic" style:parent-style-name="standard">
      <style:graphic-properties svg:stroke-color="#333333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solid" draw:stroke-dash="Ultrafine_20_Dashed" svg:stroke-color="#0066cc"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dash" draw:stroke-dash="Ultrafine_20_Dashed" svg:stroke-width="0.1cm" svg:stroke-color="#0066cc" draw:marker-start-width="0.35cm" draw:marker-end="Rounded_20_short_20_Arrow" draw:marker-end-width="0.4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dash" draw:stroke-dash="Ultrafine_20_Dashed" svg:stroke-width="0.1cm" svg:stroke-color="#333333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114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color="#4c4c4c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4c4c4c"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rect draw:style-name="gr1" draw:text-style-name="P2" draw:layer="layout" svg:width="6.381cm" svg:height="1.138cm" svg:x="10.619cm" svg:y="3.404cm">
          <text:p text:style-name="P1"><text:span text:style-name="T1">PostgreSQL</text:span><text:span text:style-name="T1">サーバ</text:span></text:p>
        </draw:rect>
        <draw:line draw:style-name="gr2" draw:text-style-name="P3" draw:layer="layout" svg:x1="13.2cm" svg:y1="4.7cm" svg:x2="14.7cm" svg:y2="6.2cm">
          <text:p/>
        </draw:line>
        <draw:line draw:style-name="gr2" draw:text-style-name="P3" draw:layer="layout" svg:x1="12.1cm" svg:y1="4.76cm" svg:x2="9.6cm" svg:y2="6.1cm">
          <text:p/>
        </draw:line>
        <draw:line draw:style-name="gr2" draw:text-style-name="P3" draw:layer="layout" svg:x1="14.2cm" svg:y1="4.7cm" svg:x2="19.2cm" svg:y2="6.2cm">
          <text:p/>
        </draw:line>
        <draw:rect draw:style-name="gr3" draw:text-style-name="P3" draw:layer="layout" svg:width="16cm" svg:height="4cm" svg:x="6.2cm" svg:y="5.8cm">
          <text:p/>
        </draw:rect>
        <draw:frame draw:style-name="gr4" draw:layer="layout" svg:width="2.788cm" svg:height="1.271cm" svg:x="1.169cm" svg:y="19.211cm">
          <draw:text-box>
            <text:p text:style-name="P4">fig-1.5</text:p>
          </draw:text-box>
        </draw:frame>
        <draw:custom-shape draw:style-name="gr5" draw:text-style-name="P5" draw:layer="layout" svg:width="6cm" svg:height="3.217cm" svg:x="6.7cm" svg:y="6.31cm">
          <text:p text:style-name="P3"><text:span text:style-name="T2">データベースクラスタ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6" draw:layer="layout" svg:width="2.5cm" svg:height="1.206cm" svg:x="7cm" svg:y="7.517cm">
          <text:p text:style-name="P3"><text:span text:style-name="T3">データベース１</text:span></text:p>
        </draw:rect>
        <draw:rect draw:style-name="gr6" draw:text-style-name="P6" draw:layer="layout" svg:width="2.5cm" svg:height="1.206cm" svg:x="10cm" svg:y="7.517cm">
          <text:p text:style-name="P3"><text:span text:style-name="T3">データベース</text:span><text:span text:style-name="T3">2</text:span></text:p>
        </draw:rect>
        <draw:custom-shape draw:style-name="gr5" draw:text-style-name="P5" draw:layer="layout" svg:width="4cm" svg:height="3.217cm" svg:x="13.2cm" svg:y="6.31cm">
          <text:p text:style-name="P3"><text:span text:style-name="T2">テーブルスペース１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5" draw:layer="layout" svg:width="4cm" svg:height="3.217cm" svg:x="17.6cm" svg:y="6.31cm">
          <text:p text:style-name="P3"><text:span text:style-name="T2">テーブルスペース２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6" draw:layer="layout" svg:width="2.5cm" svg:height="1.206cm" svg:x="13.8cm" svg:y="7.517cm">
          <text:p text:style-name="P3"><text:span text:style-name="T3">データベース</text:span><text:span text:style-name="T3">3</text:span></text:p>
        </draw:rect>
        <draw:rect draw:style-name="gr6" draw:text-style-name="P6" draw:layer="layout" svg:width="2.5cm" svg:height="1.206cm" svg:x="18.4cm" svg:y="7.517cm">
          <text:p text:style-name="P3"><text:span text:style-name="T3">データベース</text:span><text:span text:style-name="T3">4</text:span></text:p>
        </draw:rect>
        <draw:custom-shape draw:style-name="gr7" draw:text-style-name="P1" draw:layer="layout" svg:width="7.5cm" svg:height="2cm" svg:x="18cm" svg:y="2.5cm">
          <text:p text:style-name="P4"><text:span text:style-name="T4">複数のディスク領域にデータベースや</text:span></text:p>
          <text:p text:style-name="P4"><text:span text:style-name="T4">テーブル、インデックスを分散して保存する。</text:span></text:p>
          <text:p text:style-name="P4"><text:span text:style-name="T4">HDD</text:span><text:span text:style-name="T4">レベルで分散させれば、</text:span><text:span text:style-name="T4">I/O</text:span><text:span text:style-name="T4">も分散する。</text:span></text:p>
          <draw:enhanced-geometry svg:viewBox="0 0 21600 21600" draw:glue-points="10800 0 0 10800 10800 21600 21600 10800 ?f40 ?f41" draw:text-areas="0 0 21600 21600" draw:type="rectangular-callout" draw:modifiers="-5471.27049726703 26792.203898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9" draw:text-style-name="P3" draw:layer="layout" svg:width="2.574cm" svg:height="5.2cm" svg:x="2.233cm" svg:y="2.81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text:p text:style-name="P3"><text:span text:style-name="T5">.</text:span></text:p>
          <text:p text:style-name="P3"><text:span text:style-name="T5"/></text:p>
        </draw:rect>
        <draw:rect draw:style-name="gr10" draw:text-style-name="P6" draw:layer="layout" svg:width="2.574cm" svg:height="1.639cm" svg:x="2.233cm" svg:y="2.813cm">
          <text:p text:style-name="P3"><text:span text:style-name="T3">ブロック</text:span></text:p>
          <text:p text:style-name="P3"><text:span text:style-name="T3">8192[byte]</text:span></text:p>
        </draw:rect>
        <draw:rect draw:style-name="gr11" draw:text-style-name="P6" draw:layer="layout" svg:width="2.574cm" svg:height="1.639cm" svg:x="2.233cm" svg:y="4.452cm">
          <text:p text:style-name="P3"><text:span text:style-name="T3">ブロック</text:span></text:p>
          <text:p text:style-name="P3"><text:span text:style-name="T3">8192[byte]</text:span></text:p>
        </draw:rect>
        <draw:rect draw:style-name="gr3" draw:text-style-name="P3" draw:layer="layout" svg:width="14.406cm" svg:height="5.2cm" svg:x="6.457cm" svg:y="3.645cm">
          <text:p/>
        </draw:rect>
        <draw:rect draw:style-name="gr12" draw:text-style-name="P7" draw:layer="layout" svg:width="6.803cm" svg:height="0.799cm" svg:x="6.457cm" svg:y="3.645cm">
          <text:p text:style-name="P3"><text:span text:style-name="T6">XLogRecPtr</text:span></text:p>
        </draw:rect>
        <draw:rect draw:style-name="gr12" draw:text-style-name="P7" draw:layer="layout" svg:width="2.801cm" svg:height="0.799cm" svg:x="13.26cm" svg:y="3.645cm">
          <text:p text:style-name="P3"><text:span text:style-name="T6">TimeLineID</text:span></text:p>
        </draw:rect>
        <draw:rect draw:style-name="gr12" draw:text-style-name="P7" draw:layer="layout" svg:width="2.401cm" svg:height="0.799cm" svg:x="16.061cm" svg:y="3.645cm">
          <text:p text:style-name="P3"><text:span text:style-name="T6">pd_lower</text:span></text:p>
        </draw:rect>
        <draw:rect draw:style-name="gr12" draw:text-style-name="P7" draw:layer="layout" svg:width="2.401cm" svg:height="0.799cm" svg:x="18.462cm" svg:y="3.645cm">
          <text:p text:style-name="P3"><text:span text:style-name="T6">pd_upper</text:span></text:p>
        </draw:rect>
        <draw:rect draw:style-name="gr12" draw:text-style-name="P8" draw:layer="layout" svg:width="2.401cm" svg:height="0.801cm" svg:x="6.457cm" svg:y="4.444cm">
          <text:p text:style-name="P3"><text:span text:style-name="T7">pd_special</text:span></text:p>
        </draw:rect>
        <draw:rect draw:style-name="gr12" draw:text-style-name="P7" draw:layer="layout" svg:width="2.402cm" svg:height="0.801cm" svg:x="8.858cm" svg:y="4.444cm">
          <text:p text:style-name="P3"><text:span text:style-name="T6">pd_pagesize_</text:span></text:p>
          <text:p text:style-name="P3"><text:span text:style-name="T6">version</text:span></text:p>
        </draw:rect>
        <draw:rect draw:style-name="gr12" draw:text-style-name="P7" draw:layer="layout" svg:width="2cm" svg:height="0.801cm" svg:x="11.26cm" svg:y="4.444cm">
          <text:p text:style-name="P3"><text:span text:style-name="T6">pd_prune</text:span></text:p>
          <text:p text:style-name="P3"><text:span text:style-name="T6">_xid</text:span></text:p>
        </draw:rect>
        <draw:rect draw:style-name="gr13" draw:text-style-name="P9" draw:layer="layout" svg:width="2.801cm" svg:height="0.801cm" svg:x="13.26cm" svg:y="4.444cm">
          <text:p text:style-name="P3"><text:span text:style-name="T8">１</text:span></text:p>
        </draw:rect>
        <draw:rect draw:style-name="gr13" draw:text-style-name="P9" draw:layer="layout" svg:width="2.401cm" svg:height="0.801cm" svg:x="16.061cm" svg:y="4.444cm">
          <text:p text:style-name="P3"><text:span text:style-name="T8">2</text:span></text:p>
        </draw:rect>
        <draw:rect draw:style-name="gr14" draw:text-style-name="P7" draw:layer="layout" svg:width="14.406cm" svg:height="0.8cm" svg:x="6.457cm" svg:y="8.045cm">
          <text:p text:style-name="P3"><text:span text:style-name="T6">Special</text:span><text:span text:style-name="T6">領域　　　　　　　</text:span><text:span text:style-name="T6">(</text:span><text:span text:style-name="T6">インデックスのみ。テーブルには、この領域はない</text:span><text:span text:style-name="T6">)</text:span></text:p>
        </draw:rect>
        <draw:rect draw:style-name="gr15" draw:text-style-name="P10" draw:layer="layout" svg:width="6.003cm" svg:height="0.8cm" svg:x="14.86cm" svg:y="7.245cm">
          <text:p text:style-name="P10"><text:span text:style-name="T3">タプルデータ</text:span></text:p>
        </draw:rect>
        <draw:rect draw:style-name="gr16" draw:text-style-name="P11" draw:layer="layout" svg:width="8.403cm" svg:height="0.8cm" svg:x="6.457cm" svg:y="7.245cm">
          <text:p/>
        </draw:rect>
        <draw:rect draw:style-name="gr17" draw:text-style-name="P10" draw:layer="layout" svg:width="3.602cm" svg:height="0.799cm" svg:x="17.261cm" svg:y="6.446cm">
          <text:p text:style-name="P11"><text:span text:style-name="T3">タプルデータ</text:span></text:p>
        </draw:rect>
        <draw:path draw:style-name="gr18" draw:text-style-name="P3" draw:layer="layout" svg:width="1.584cm" svg:height="1.795cm" draw:transform="skewX (0.617497489355477) rotate (-2.26910256051859) translate (7.37846896806809cm 7.07615223104495cm)" svg:viewBox="0 0 1585 1796" svg:d="m0-18618c171 11 342 19 512 5 267-24 540-135 733-354 106-118 210-248 262-406 57-173 123-368 35-554-76-162-154-331-281-450l-37-25">
          <text:p/>
        </draw:path>
        <draw:path draw:style-name="gr18" draw:text-style-name="P3" draw:layer="layout" svg:width="2.582cm" svg:height="0.209cm" draw:transform="skewX (-0.538783140090548) rotate (-1.43413704636466) translate (14.5086843903214cm 4.68554210802783cm)" svg:viewBox="0 0 2583 210" svg:d="m0-27267c272-13 543 5 815 6s549 9 815-29c274-38 566-50 839-94l114-86">
          <text:p/>
        </draw:path>
        <draw:path draw:style-name="gr18" draw:text-style-name="P3" draw:layer="layout" svg:width="2.801cm" svg:height="1.405cm" draw:transform="rotate (-1.89106424453669) translate (19.6546922891974cm 4.23612812848016cm)" svg:viewBox="0 0 2802 1406" svg:d="m0-39978c276 37 547 37 828 118 310 93 619 186 881 365 246 169 491 345 707 553l197 197 189 173">
          <text:p/>
        </draw:path>
        <draw:path draw:style-name="gr19" draw:text-style-name="P3" draw:layer="layout" svg:width="0.626cm" svg:height="0.739cm" draw:transform="skewX (0.0027925268031904) rotate (-0.108908545325612) translate (17.5698086139198cm 4.14933516656864cm)" svg:viewBox="0 0 627 740" svg:d="m221 4468c296-179 573 320 283 496l-235 151-244 52-25 3">
          <text:p/>
        </draw:path>
        <draw:path draw:style-name="gr18" draw:text-style-name="P3" draw:layer="layout" svg:width="0.871cm" svg:height="1.311cm" draw:transform="skewX (-0.00191986217719335) rotate (-2.48168366341145) translate (17.804573063625cm 5.94912994623925cm)" svg:viewBox="0 0 872 1312" svg:d="m0-29943c293 97 556-110 723-322 187-238 144-556 145-835l-87-130">
          <text:p/>
        </draw:path>
        <draw:line draw:style-name="gr20" draw:text-style-name="P3" draw:layer="layout" svg:x1="4.833cm" svg:y1="4.547cm" svg:x2="6.393cm" svg:y2="3.68cm">
          <text:p/>
        </draw:line>
        <draw:line draw:style-name="gr20" draw:text-style-name="P3" draw:layer="layout" svg:x1="4.833cm" svg:y1="6.28cm" svg:x2="6.393cm" svg:y2="8.88cm">
          <text:p/>
        </draw:line>
        <draw:rect draw:style-name="gr10" draw:text-style-name="P6" draw:layer="layout" svg:width="2.574cm" svg:height="1.652cm" svg:x="2.233cm" svg:y="8.875cm">
          <text:p text:style-name="P3"><text:span text:style-name="T3">ブロック</text:span></text:p>
          <text:p text:style-name="P3"><text:span text:style-name="T3">8192[byte]</text:span></text:p>
        </draw:rect>
        <draw:custom-shape draw:style-name="gr21" draw:text-style-name="P3" draw:layer="layout" svg:width="1.301cm" svg:height="0.646cm" svg:x="2.799cm" svg:y="8.14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" draw:layer="layout" svg:width="0.433cm" svg:height="5.2cm" svg:x="1.367cm" svg:y="2.8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2" draw:layer="layout" svg:width="8.291cm" svg:height="0.721cm" draw:transform="rotate (1.57463605114899) translate (0.528cm 8.788cm)">
          <draw:text-box>
            <text:p><text:span text:style-name="T2">インデックスやテーブルを保存するファイル</text:span></text:p>
          </draw:text-box>
        </draw:frame>
        <draw:custom-shape draw:style-name="gr7" draw:text-style-name="P14" draw:layer="layout" svg:width="3.727cm" svg:height="1.04cm" svg:x="5.7cm" svg:y="9.573cm">
          <text:p text:style-name="P13"><text:span text:style-name="T2">データが増えたら</text:span></text:p>
          <text:p text:style-name="P13"><text:span text:style-name="T2">末尾にブロックを追加</text:span></text:p>
          <draw:enhanced-geometry svg:viewBox="0 0 21600 21600" draw:glue-points="10800 0 0 10800 10800 21600 21600 10800 ?f40 ?f41" draw:text-areas="0 0 21600 21600" draw:type="rectangular-callout" draw:modifiers="-4652.57510729614 2655.907780979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0.505cm" svg:height="1.733cm" svg:x="20.867cm" svg:y="3.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3" draw:layer="layout" svg:width="0.433cm" svg:height="1.733cm" svg:x="20.867cm" svg:y="6.3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6" draw:layer="layout" svg:width="3.31cm" svg:height="1.097cm" svg:x="21.3cm" svg:y="6.955cm">
          <draw:text-box>
            <text:p text:style-name="P6"><text:span text:style-name="T3">ヒープタプル</text:span></text:p>
            <text:p text:style-name="P6"><text:span text:style-name="T3">(</text:span><text:span text:style-name="T3">レコードデータ</text:span><text:span text:style-name="T3">)</text:span></text:p>
          </draw:text-box>
        </draw:frame>
        <draw:rect draw:style-name="gr10" draw:text-style-name="P6" draw:layer="layout" svg:width="2.528cm" svg:height="0.434cm" svg:x="21.372cm" svg:y="3.853cm">
          <text:p text:style-name="P3"><text:span text:style-name="T3">ヘッダ情報</text:span></text:p>
        </draw:rect>
        <draw:rect draw:style-name="gr25" draw:text-style-name="P6" draw:layer="layout" svg:width="2.528cm" svg:height="0.433cm" svg:x="21.372cm" svg:y="4.807cm">
          <text:p text:style-name="P3"><text:span text:style-name="T3">ラインポインタ</text:span></text:p>
        </draw:rect>
        <draw:custom-shape draw:style-name="gr26" draw:text-style-name="P15" draw:layer="layout" svg:width="7.14cm" svg:height="1.187cm" svg:x="7.26cm" svg:y="5.713cm">
          <text:p><text:span text:style-name="T9">データのない部分を空き領域</text:span><text:span text:style-name="T9">[FreeSpace]</text:span><text:span text:style-name="T9">、</text:span></text:p>
          <text:p><text:span text:style-name="T9">WAL</text:span><text:span text:style-name="T9">ログ書き込み時には</text:span><text:span text:style-name="T9">Hole</text:span><text:span text:style-name="T9">と呼ぶ。</text:span></text:p>
          <draw:enhanced-geometry svg:viewBox="0 0 21600 21600" draw:glue-points="10800 0 0 10800 10800 21600 21600 10800 ?f40 ?f41" draw:text-areas="0 0 21600 21600" draw:type="rectangular-callout" draw:modifiers="6603.10880829016 -54309.0909090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16" draw:layer="layout" svg:width="1.7cm" svg:height="8.8cm" svg:x="25.1cm" svg:y="2.7cm"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1">.</text:span></text:p>
          <text:p text:style-name="P3"><text:span text:style-name="T11">.</text:span></text:p>
          <text:p text:style-name="P3"><text:span text:style-name="T11">.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他テーブル</text:span></text:p>
          <text:p text:style-name="P3"><text:span text:style-name="T12">の空き領域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</draw:rect>
        <draw:rect draw:style-name="gr10" draw:text-style-name="P16" draw:layer="layout" svg:width="1.7cm" svg:height="0.5cm" svg:x="25.1cm" svg:y="3.5cm">
          <text:p text:style-name="P3"><text:span text:style-name="T10">30%</text:span></text:p>
        </draw:rect>
        <draw:rect draw:style-name="gr27" draw:text-style-name="P16" draw:layer="layout" svg:width="1.7cm" svg:height="0.5cm" svg:x="25.1cm" svg:y="4cm">
          <text:p text:style-name="P3"><text:span text:style-name="T10">50%</text:span></text:p>
        </draw:rect>
        <draw:rect draw:style-name="gr28" draw:text-style-name="P16" draw:layer="layout" svg:width="1.7cm" svg:height="0.5cm" svg:x="25.1cm" svg:y="5.6cm">
          <text:p text:style-name="P3"><text:span text:style-name="T10">40%</text:span></text:p>
        </draw:rect>
        <draw:line draw:style-name="gr29" draw:text-style-name="P3" draw:layer="layout" svg:x1="21cm" svg:y1="6cm" svg:x2="25cm" svg:y2="6cm">
          <text:p/>
        </draw:line>
        <draw:frame draw:style-name="gr30" draw:text-style-name="P16" draw:layer="layout" svg:width="3.406cm" svg:height="1.267cm" svg:x="24.5cm" svg:y="1cm">
          <draw:text-box>
            <text:p text:style-name="P3"><text:span text:style-name="T10">FSM</text:span></text:p>
            <text:p text:style-name="P3"><text:span text:style-name="T10">(FreeSpaceMap)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31" draw:text-style-name="P3" draw:layer="layout" svg:width="10.5cm" svg:height="1.5cm" svg:x="3.2cm" svg:y="12cm">
          <text:p/>
        </draw:rect>
        <draw:rect draw:style-name="gr31" draw:text-style-name="P3" draw:layer="layout" svg:width="9.5cm" svg:height="2.5cm" svg:x="13.5cm" svg:y="11cm">
          <text:p/>
        </draw:rect>
        <draw:rect draw:style-name="gr32" draw:text-style-name="P3" draw:layer="layout" svg:width="10cm" svg:height="1cm" svg:x="3.3cm" svg:y="10.9cm">
          <text:p/>
        </draw:rect>
        <draw:rect draw:style-name="gr33" draw:text-style-name="P3" draw:layer="layout" svg:width="12cm" svg:height="0.8cm" svg:x="11cm" svg:y="6.5cm">
          <text:p/>
        </draw:rect>
        <draw:rect draw:style-name="gr32" draw:text-style-name="P3" draw:layer="layout" svg:width="19.7cm" svg:height="1.5cm" svg:x="3.3cm" svg:y="9.5cm">
          <text:p/>
        </draw:rect>
        <draw:rect draw:style-name="gr33" draw:text-style-name="P3" draw:layer="layout" svg:width="8.5cm" svg:height="1.5cm" svg:x="3.5cm" svg:y="6.5cm">
          <text:p/>
        </draw:rect>
        <draw:line draw:style-name="gr34" draw:text-style-name="P3" draw:layer="layout" svg:x1="25cm" svg:y1="7cm" svg:x2="23.5cm" svg:y2="7cm">
          <text:p/>
        </draw:line>
        <draw:frame draw:style-name="gr30" draw:text-style-name="P17" draw:layer="layout" svg:width="2.619cm" svg:height="0.759cm" svg:x="25.3cm" svg:y="6.62cm">
          <draw:text-box>
            <text:p><text:span text:style-name="T10">ヘッダ情報</text:span></text:p>
          </draw:text-box>
        </draw:frame>
        <draw:frame draw:style-name="gr30" draw:text-style-name="P17" draw:layer="layout" svg:width="2.619cm" svg:height="0.759cm" svg:x="24.401cm" svg:y="10.921cm">
          <draw:text-box>
            <text:p><text:span text:style-name="T10">タプル情報</text:span></text:p>
          </draw:text-box>
        </draw:frame>
        <draw:custom-shape draw:style-name="gr22" draw:text-style-name="P3" draw:layer="layout" svg:width="0.5cm" svg:height="4cm" svg:x="23.5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35" draw:text-style-name="P3" draw:layer="layout" svg:width="10cm" svg:height="0.7cm" svg:x="12cm" svg:y="7.3cm">
          <text:p/>
        </draw:rect>
        <draw:frame draw:style-name="gr30" draw:layer="layout" svg:width="22.744cm" svg:height="9.347cm" svg:x="0.5cm" svg:y="5.653cm">
          <draw:text-box>
            <text:p>$ od -c data/base/16384/18740</text:p>
            <text:p>0000000 <text:s/>\0 <text:s/>\0 <text:s/>\0 <text:s/>\0 324 <text:s text:c="2"/>V 022 002 001 <text:s/>\0 <text:s/>\0 <text:s/>\0 <text:s text:c="5"/>\0 260 037</text:p>
            <text:p>0000020 <text:s/>\0 <text:s text:c="4"/>004 <text:s text:c="5"/>\0 <text:s/>\0 <text:s/>\0 <text:s/>\0 330 237 <text:s text:c="2"/>N <text:s/>\0 260 237 <text:s text:c="2"/>N <text:s/>\0</text:p>
            <text:p/>
            <text:p>*<text:span text:style-name="T13">(</text:span><text:span text:style-name="T13">中略</text:span><text:span text:style-name="T13">)</text:span></text:p>
            <text:p>0017660 <text:s text:c="2"/>4 <text:s text:c="2"/>* <text:s/>\0 <text:s/>\0 <text:s/>\0 <text:s/>\0 <text:s/>\0 <text:s/>\0 <text:s/>\0 <text:s/>\0 <text:s/>\0 <text:s/>\0 <text:s/>\0 <text:s/>\0 <text:s/>\0 <text:s/>\0</text:p>
            <text:p>0017700 002 <text:s/>\0 002 <text:s/>\0 002 <text:s/>\t 030 <text:s/>\0 002 <text:s/>\0 <text:s/>\0 <text:s/>\0 027 <text:s text:c="2"/>B <text:s text:c="2"/>B <text:s text:c="2"/>B</text:p>
            <text:p>0017720 <text:s text:c="2"/>B <text:s text:c="2"/>B <text:s text:c="2"/>B <text:s text:c="2"/>B <text:s text:c="2"/>B <text:s text:c="2"/>B <text:s text:c="2"/>B <text:s/>\0 <text:s text:c="2"/>3 <text:s text:c="2"/>* <text:s/>\0 <text:s/>\0 <text:s/>\0 <text:s/>\0 <text:s/>\0 <text:s/>\0</text:p>
            <text:p>0017740 <text:s/>\0 <text:s/>\0 <text:s/>\0 <text:s/>\0 <text:s/>\0 <text:s/>\0 <text:s/>\0 <text:s/>\0 001 <text:s/>\0 002 <text:s/>\0 002 <text:s/>\t 030 <text:s/>\0</text:p>
            <text:p>0017760 001 <text:s/>\0 <text:s/>\0 <text:s/>\0 027 <text:s text:c="2"/>A <text:s text:c="2"/>A <text:s text:c="2"/>A <text:s text:c="2"/>A <text:s text:c="2"/>A <text:s text:c="2"/>A <text:s text:c="2"/>A <text:s text:c="2"/>A <text:s text:c="2"/>A <text:s text:c="2"/>A <text:s/>\0</text:p>
            <text:p>0020000</text:p>
            <text:p/>
          </draw:text-box>
        </draw:frame>
        <draw:custom-shape draw:style-name="gr36" draw:text-style-name="P16" draw:layer="layout" svg:width="0.804cm" svg:height="9.501cm" draw:transform="rotate (-1.57533418285097) translate (21.604cm 8.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7" draw:text-style-name="P17" draw:layer="layout" svg:width="3.465cm" svg:height="0.759cm" svg:x="14.188cm" svg:y="8.7cm">
          <draw:text-box>
            <text:p><text:span text:style-name="T10">ラインポインタ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rect draw:style-name="gr3" draw:text-style-name="P3" draw:layer="layout" svg:width="18cm" svg:height="5.5cm" svg:x="2cm" svg:y="10cm">
          <text:p/>
        </draw:rect>
        <draw:rect draw:style-name="gr12" draw:text-style-name="P9" draw:layer="layout" svg:width="8.5cm" svg:height="1cm" svg:x="2cm" svg:y="10cm">
          <text:p text:style-name="P3"><text:span text:style-name="T8">XLogRecPtr</text:span></text:p>
        </draw:rect>
        <draw:rect draw:style-name="gr12" draw:text-style-name="P9" draw:layer="layout" svg:width="3.5cm" svg:height="1cm" svg:x="10.5cm" svg:y="10cm">
          <text:p text:style-name="P3"><text:span text:style-name="T8">StartUpID</text:span></text:p>
        </draw:rect>
        <draw:rect draw:style-name="gr12" draw:text-style-name="P9" draw:layer="layout" svg:width="3cm" svg:height="1cm" svg:x="14cm" svg:y="10cm">
          <text:p text:style-name="P3"><text:span text:style-name="T8">pd_lower</text:span></text:p>
        </draw:rect>
        <draw:rect draw:style-name="gr12" draw:text-style-name="P9" draw:layer="layout" svg:width="3cm" svg:height="1cm" svg:x="17cm" svg:y="10cm">
          <text:p text:style-name="P3"><text:span text:style-name="T8">pd_upper</text:span></text:p>
        </draw:rect>
        <draw:rect draw:style-name="gr12" draw:text-style-name="P9" draw:layer="layout" svg:width="3cm" svg:height="1cm" svg:x="2cm" svg:y="11cm">
          <text:p text:style-name="P3"><text:span text:style-name="T8">pd_special</text:span></text:p>
        </draw:rect>
        <draw:rect draw:style-name="gr12" draw:text-style-name="P8" draw:layer="layout" svg:width="3cm" svg:height="1cm" svg:x="5cm" svg:y="11cm">
          <text:p text:style-name="P3"><text:span text:style-name="T7">pd_pagesize_</text:span></text:p>
          <text:p text:style-name="P3"><text:span text:style-name="T7">version</text:span></text:p>
        </draw:rect>
        <draw:rect draw:style-name="gr12" draw:text-style-name="P8" draw:layer="layout" svg:width="2.5cm" svg:height="1cm" svg:x="8cm" svg:y="11cm">
          <text:p text:style-name="P3"><text:span text:style-name="T7">pd_prune</text:span></text:p>
          <text:p text:style-name="P3"><text:span text:style-name="T7">_xid</text:span></text:p>
        </draw:rect>
        <draw:rect draw:style-name="gr13" draw:text-style-name="P9" draw:layer="layout" svg:width="3.5cm" svg:height="1cm" svg:x="10.5cm" svg:y="11cm">
          <text:p text:style-name="P3"><text:span text:style-name="T8">１</text:span></text:p>
        </draw:rect>
        <draw:rect draw:style-name="gr13" draw:text-style-name="P9" draw:layer="layout" svg:width="3cm" svg:height="1cm" svg:x="14cm" svg:y="11cm">
          <text:p text:style-name="P3"><text:span text:style-name="T8">2</text:span></text:p>
        </draw:rect>
        <draw:rect draw:style-name="gr38" draw:text-style-name="P18" draw:layer="layout" svg:width="11cm" svg:height="1cm" svg:x="9cm" svg:y="14.5cm">
          <text:p text:style-name="P11"><text:span text:style-name="T2">タプル１ <text:s text:c="26"/></text:span></text:p>
        </draw:rect>
        <draw:rect draw:style-name="gr39" draw:text-style-name="P11" draw:layer="layout" svg:width="7cm" svg:height="1cm" svg:x="2cm" svg:y="14.5cm">
          <text:p/>
        </draw:rect>
        <draw:rect draw:style-name="gr40" draw:text-style-name="P18" draw:layer="layout" svg:width="3.5cm" svg:height="1cm" svg:x="16.5cm" svg:y="13.5cm">
          <text:p text:style-name="P11"><text:span text:style-name="T2">タプル２</text:span></text:p>
        </draw:rect>
        <draw:rect draw:style-name="gr13" draw:text-style-name="P9" draw:layer="layout" svg:width="3cm" svg:height="1cm" svg:x="17cm" svg:y="11cm">
          <text:p text:style-name="P3"><text:span text:style-name="T8">3</text:span></text:p>
        </draw:rect>
        <draw:rect draw:style-name="gr14" draw:text-style-name="P18" draw:layer="layout" svg:width="12cm" svg:height="1cm" svg:x="4.5cm" svg:y="13.5cm">
          <text:p text:style-name="P11"><text:span text:style-name="T2">タプル</text:span><text:span text:style-name="T2">3 <text:s text:c="35"/></text:span></text:p>
        </draw:rect>
        <draw:line draw:style-name="gr41" draw:text-style-name="P3" draw:layer="layout" svg:x1="12cm" svg:y1="11.5cm" svg:x2="9cm" svg:y2="14.5cm">
          <text:p/>
        </draw:line>
        <draw:line draw:style-name="gr42" draw:text-style-name="P3" draw:layer="layout" svg:x1="15cm" svg:y1="11.5cm" svg:x2="16.5cm" svg:y2="13.5cm">
          <text:p/>
        </draw:line>
        <draw:line draw:style-name="gr41" draw:text-style-name="P3" draw:layer="layout" svg:x1="18cm" svg:y1="11.5cm" svg:x2="4.5cm" svg:y2="13.5cm">
          <text:p/>
        </draw:line>
        <draw:custom-shape draw:style-name="gr5" draw:text-style-name="P19" draw:layer="layout" svg:width="4.8cm" svg:height="1.38cm" svg:x="0.7cm" svg:y="6.8cm">
          <text:p text:style-name="P3"><text:span text:style-name="T14">Index</text:span></text:p>
          <draw:enhanced-geometry svg:viewBox="0 0 21600 21600" draw:glue-points="10800 0 ?f1 10800 0 21600 10800 21600 21600 21600 ?f7 10800" draw:text-areas="?f1 10800 ?f2 18000 ?f3 7200 ?f4 21600" draw:type="isosceles-triangle" draw:modifiers="11359.07576094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0" draw:text-style-name="P20" draw:layer="layout" svg:width="6.5cm" svg:height="0.767cm" svg:x="5.3cm" svg:y="8.333cm">
          <text:p text:style-name="P3"><text:span text:style-name="T13">TID=(block,2):key=X</text:span></text:p>
        </draw:rect>
        <draw:line draw:style-name="gr43" draw:text-style-name="P3" draw:layer="layout" svg:x1="9.5cm" svg:y1="9cm" svg:x2="15cm" svg:y2="11.5cm">
          <text:p/>
        </draw:line>
        <draw:rect draw:style-name="gr10" draw:text-style-name="P3" draw:layer="layout" svg:width="2.7cm" svg:height="0.767cm" svg:x="11.8cm" svg:y="8.333cm">
          <text:p text:style-name="P3">・・・</text:p>
        </draw:rect>
        <draw:rect draw:style-name="gr10" draw:text-style-name="P3" draw:layer="layout" svg:width="2.7cm" svg:height="0.767cm" svg:x="2.6cm" svg:y="8.333cm">
          <text:p text:style-name="P3">・・・</text:p>
        </draw:rect>
        <draw:line draw:style-name="gr44" draw:text-style-name="P3" draw:layer="layout" svg:x1="10.6cm" svg:y1="11.5cm" svg:x2="11.5cm" svg:y2="11.5cm">
          <text:p/>
        </draw:line>
        <draw:line draw:style-name="gr41" draw:text-style-name="P3" draw:layer="layout" svg:x1="15.4cm" svg:y1="11.5cm" svg:x2="16.7cm" svg:y2="13.5cm">
          <text:p/>
        </draw:line>
        <draw:line draw:style-name="gr44" draw:text-style-name="P3" draw:layer="layout" svg:x1="12.7cm" svg:y1="11.5cm" svg:x2="14.5cm" svg:y2="11.5cm">
          <text:p/>
        </draw:line>
        <draw:line draw:style-name="gr44" draw:text-style-name="P3" draw:layer="layout" svg:x1="16cm" svg:y1="11.5cm" svg:x2="17.8cm" svg:y2="11.5cm">
          <text:p/>
        </draw:line>
        <draw:custom-shape draw:style-name="gr7" draw:text-style-name="P21" draw:layer="layout" svg:width="9cm" svg:height="2cm" svg:x="5.4cm" svg:y="5.4cm">
          <text:p text:style-name="P13"><text:span text:style-name="T10">[</text:span><text:span text:style-name="T10">インデックススキャン</text:span><text:span text:style-name="T10">]</text:span></text:p>
          <text:p text:style-name="P13"><text:span text:style-name="T10">インデックスからタプル</text:span><text:span text:style-name="T10">ID(TID)</text:span><text:span text:style-name="T10">と</text:span><text:span text:style-name="T10">key</text:span><text:span text:style-name="T10">を得る。</text:span></text:p>
          <text:p text:style-name="P13"><text:span text:style-name="T10">TID</text:span><text:span text:style-name="T10">からブロック</text:span><text:span text:style-name="T10">id</text:span><text:span text:style-name="T10">とタプルの位置を求め、</text:span></text:p>
          <text:p text:style-name="P13"><text:span text:style-name="T10">該当タプルを読み取る</text:span></text:p>
          <draw:enhanced-geometry svg:viewBox="0 0 21600 21600" draw:glue-points="10800 0 0 10800 10800 21600 21600 10800 ?f40 ?f41" draw:text-areas="0 0 21600 21600" draw:type="rectangular-callout" draw:modifiers="13169.7366959227 44462.96851574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1" draw:layer="layout" svg:width="9.3cm" svg:height="2cm" svg:x="14.7cm" svg:y="7cm">
          <text:p text:style-name="P13"><text:span text:style-name="T10">[</text:span><text:span text:style-name="T10">シーケンシャルスキャン</text:span><text:span text:style-name="T10">]</text:span></text:p>
          <text:p text:style-name="P13"><text:span text:style-name="T10">ラインポインタを順にたどり、有効なタプルを</text:span></text:p>
          <text:p text:style-name="P13"><text:span text:style-name="T10">全て読み取る</text:span></text:p>
          <draw:enhanced-geometry svg:viewBox="0 0 21600 21600" draw:glue-points="10800 0 0 10800 10800 21600 21600 10800 ?f40 ?f41" draw:text-areas="0 0 21600 21600" draw:type="rectangular-callout" draw:modifiers="4777.03472744866 44592.50374812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c0c0c0" draw:distance="0.1cm" draw:rotation="3150"/>
    <draw:hatch draw:name="Black_20_45_20_Degrees" draw:display-name="Black 45 Degrees" draw:style="single" draw:color="#0066cc" draw:distance="0.1cm" draw:rotation="450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uzuki hironobu</meta:initial-creator>
    <meta:creation-date>2011-11-25T23:27:39</meta:creation-date>
    <meta:editing-duration>PT193H52M23S</meta:editing-duration>
    <meta:editing-cycles>507</meta:editing-cycles>
    <dc:date>2012-07-25T10:41:54</dc:date>
    <dc:creator>suzuki hironobu</dc:creator>
    <meta:generator>OpenOffice.org/3.1$Linux OpenOffice.org_project/310m19$Build-9420</meta:generator>
    <meta:document-statistic meta:object-count="127"/>
  </office:meta>
</office:document-meta>
</file>